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Interested in the process of<text:s/>how it has been optimised, not just the code.</text:p>
      <text:p text:style-name="Normal">Part A due on the 9<text:span text:style-name="T2">th</text:span>.</text:p>
      <text:p text:style-name="Normal">Look at intergrating cuda</text:p>
      <text:p text:style-name="Normal">Inline optimisation c++</text:p>
      <text:p text:style-name="Normal">++I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astair Rayner</meta:initial-creator>
    <dc:creator>Alastair Rayner</dc:creator>
    <meta:creation-date>2018-02-02T13:25:00Z</meta:creation-date>
    <dc:date>2018-02-02T14:43:00Z</dc:date>
    <meta:template xlink:href="Normal" xlink:type="simple"/>
    <meta:editing-cycles>1</meta:editing-cycles>
    <meta:editing-duration>PT4680S</meta:editing-duration>
    <meta:document-statistic meta:page-count="1" meta:paragraph-count="1" meta:word-count="22" meta:character-count="153" meta:row-count="1" meta:non-whitespace-character-count="132"/>
  </office:meta>
</office:document-meta>
</file>